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437f" officeooo:paragraph-rsid="000c43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ilisation MySQL sur VSCode</text:p>
      <text:p text:style-name="P1"/>
      <text:p text:style-name="P1">1-MySQL sur votre machine avec une <text:s/>configuration que vous avez défini et noté </text:p>
      <text:p text:style-name="P1"><text:tab/>(exemple : user = root ; password = root)</text:p>
      <text:p text:style-name="P1">2-Installer l’extension MySQL sur votre logiciel VSCode</text:p>
      <text:p text:style-name="P1">3-Configurer la connexion entre MySQL et VSCode</text:p>
      <text:p text:style-name="P1"><text:tab/>Ouvrez l’onglet « MySQL » situé en bas de la colonne « EXPLORATEUR »</text:p>
      <text:p text:style-name="P1"><text:tab/>Faites un clic gauche sur le « + » en face de « MySQL »</text:p>
      <text:p text:style-name="P1"><text:tab/>Remplissez les champs qui apparaissent en haut de la page VSCode</text:p>
      <text:p text:style-name="P1"><text:tab/>(exemple : host = Localhost ; user = root ; password = root ; port = 3306 ; SSL Key = <text:s/>)</text:p>
      <text:p text:style-name="P1">4-Une fois la connexion établie faites un clic droit sur « Localhost » et sélection « New Query » pour créer un fichier de script .sql dans votre projet lié à la BDD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09:44:30.655389397</meta:creation-date>
    <meta:generator>LibreOffice/5.1.6.2$Linux_X86_64 LibreOffice_project/10m0$Build-2</meta:generator>
    <dc:date>2018-06-05T10:02:29.274012158</dc:date>
    <meta:editing-duration>PT11S</meta:editing-duration>
    <meta:editing-cycles>1</meta:editing-cycles>
    <meta:document-statistic meta:table-count="0" meta:image-count="0" meta:object-count="0" meta:page-count="1" meta:paragraph-count="10" meta:word-count="135" meta:character-count="695" meta:non-whitespace-character-count="562"/>
  </office:meta>
</office:document-meta>
</file>